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3.951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0.494cm"/>
    </style:style>
    <style:style style:name="co8" style:family="table-column">
      <style:table-column-properties fo:break-before="auto" style:column-width="0.561cm"/>
    </style:style>
    <style:style style:name="co9" style:family="table-column">
      <style:table-column-properties fo:break-before="auto" style:column-width="11.028cm"/>
    </style:style>
    <style:style style:name="co10" style:family="table-column">
      <style:table-column-properties fo:break-before="auto" style:column-width="3.3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7b3ca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7b3ca" fo:border="0.74pt solid #000000"/>
      <style:text-properties fo:color="#ffffff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729fcf" fo:border="0.74pt solid #000000"/>
      <style:text-properties fo:color="#ffffff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00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ula_percentatges_competencies" table:style-name="ta1">
        <table:table-column table:style-name="co1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>
            <text:p>Percentatge</text:p>
          </table:table-cell>
          <table:table-cell table:style-name="ce1" office:value-type="string" calcext:value-type="string">
            <text:p>Competències professionals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a) Preparar equips i aplicacions informàtiques per dur a terme la gravació, tractament, impressió, reproducció i arxivament de dades i textos, assegurant el seu funcionament.</text:p>
          </table:table-cell>
        </table:table-row>
        <table:table-row table:style-name="ro2">
          <table:table-cell office:value-type="float" office:value="8.3" calcext:value-type="float">
            <text:p>8,3</text:p>
          </table:table-cell>
          <table:table-cell office:value-type="string" calcext:value-type="string">
            <text:p>b) Elaborar documents mitjançant les utilitats bàsiques de les aplicacions informàtiques dels processadors de text i fulls de càlcul aplicant procediments d’escriptura al tacte amb exactitud i rapidesa, arxivant la informació i documentació, tant en suport digital com convencional, d’acord amb els protocols establit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c) Adquirir i preparar els materials per a dur a terme el muntatge i/o manteniment en sistemes microinformàtics i xarxes de transmissió de dade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d) Realitzar operacions auxiliars de muntatge de sistemes microinformàtics i dispositius auxiliars en condicions de quali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e) Realitzar operacions auxiliars de manteniment i reparació de sistemes microinformàtics garantint el seu funcionamen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f) Realitzar les operacions per a l’emmagatzematge i transport de sistemes, perifèrics i consumibles, seguint criteris de seguretat i catalogació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g) Efectuar comprovacions rutinàries de verificació en el muntatge i manteniment de sistemes i/o instal·lacion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h) Muntar canalitzacions per al cablejat de dades en condicions de qualitat i seguretat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i) Estendre el cablejat de xarxes de dades aplicant les tècniques i procediments normalitzats.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string" calcext:value-type="string">
            <text:p>j) Manejar les eines de l’entorn usuari proporcionades pel sistema operatiu.</text:p>
          </table:table-cell>
        </table:table-row>
      </table:table>
      <table:table table:name="contribucio_cp" table:style-name="ta1">
        <table:table-column table:style-name="co3" table:default-cell-style-name="ce4"/>
        <table:table-column table:style-name="co4" table:number-columns-repeated="9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RE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3029 MME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 OFI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016 IM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030 OA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60972 PROJ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61 C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62 C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63 CA1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4 CA2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59 IPO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59 IPO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01CF TUT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02CF TUT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</table:table>
      <table:table table:name="contribucio_co" table:style-name="ta1">
        <table:table-column table:style-name="co3" table:default-cell-style-name="ce4"/>
        <table:table-column table:style-name="co4" table:number-columns-repeated="6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row table:style-name="ro1"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3029 MME</text:p>
          </table:table-cell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 OFI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016 IMX</text:p>
          </table:table-cell>
          <table:table-cell table:number-columns-repeated="9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030 OA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60972 PROJ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161 CS1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162 CS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3 CA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164 CA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159 IPO1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59 IPO2</text:p>
          </table:table-cell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01CF TUT1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02CF TUT2</text:p>
          </table:table-cell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8 SOS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64 DIG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number-rows-repeated="5">
          <table:table-cell table:style-name="Default" table:number-columns-repeated="11"/>
        </table:table-row>
        <table:table-row table:style-name="ro1">
          <table:table-cell table:style-name="Default" table:number-columns-repeated="8"/>
          <table:table-cell table:style-name="ce17"/>
          <table:table-cell table:style-name="Default" table:number-columns-repeated="2"/>
        </table:table-row>
      </table:table>
      <table:table table:name="taula_organitzacio_moduls" table:style-name="ta1">
        <table:table-column table:style-name="co1" table:default-cell-style-name="Default"/>
        <table:table-column table:style-name="co3" table:default-cell-style-name="ce21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6" office:value-type="string" calcext:value-type="string">
            <text:p>Curs</text:p>
          </table:table-cell>
          <table:table-cell table:style-name="ce8" office:value-type="string" calcext:value-type="string">
            <text:p>Codi</text:p>
          </table:table-cell>
          <table:table-cell table:style-name="ce6" office:value-type="string" calcext:value-type="string">
            <text:p>Mòduls del Currículum</text:p>
          </table:table-cell>
          <table:table-cell table:style-name="ce6" office:value-type="string" calcext:value-type="string">
            <text:p>Mòduls PCCF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029</text:p>
          </table:table-cell>
          <table:table-cell table:style-name="ce7" office:value-type="string" calcext:value-type="string">
            <text:p>Muntatge i manteniment de sistemes i components informàtics</text:p>
          </table:table-cell>
          <table:table-cell table:style-name="ce7" office:value-type="string" calcext:value-type="string">
            <text:p>MM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031</text:p>
          </table:table-cell>
          <table:table-cell table:style-name="ce7" office:value-type="string" calcext:value-type="string">
            <text:p>Ofimàtica i arxiu de documents</text:p>
          </table:table-cell>
          <table:table-cell table:style-name="ce7" office:value-type="string" calcext:value-type="string">
            <text:p>OFI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161</text:p>
          </table:table-cell>
          <table:table-cell table:style-name="ce7" office:value-type="string" calcext:value-type="string">
            <text:p>Comunicació i Ciències Socials I</text:p>
          </table:table-cell>
          <table:table-cell table:style-name="ce7" office:value-type="string" calcext:value-type="string">
            <text:p>CS1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163</text:p>
          </table:table-cell>
          <table:table-cell table:style-name="ce7" office:value-type="string" calcext:value-type="string">
            <text:p>Ciències aplicades I</text:p>
          </table:table-cell>
          <table:table-cell table:style-name="ce7" office:value-type="string" calcext:value-type="string">
            <text:p>CA1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TU01CF</text:p>
          </table:table-cell>
          <table:table-cell table:style-name="ce7" office:value-type="string" calcext:value-type="string">
            <text:p>Tutoria Primer</text:p>
          </table:table-cell>
          <table:table-cell table:style-name="ce7" office:value-type="string" calcext:value-type="string">
            <text:p>TUT1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3159p</text:p>
          </table:table-cell>
          <table:table-cell table:style-name="ce7" office:value-type="string" calcext:value-type="string">
            <text:p>Itinerari personal per a l’ocupabilitat 1r</text:p>
          </table:table-cell>
          <table:table-cell table:style-name="ce7" office:value-type="string" calcext:value-type="string">
            <text:p>IPO1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016</text:p>
          </table:table-cell>
          <table:table-cell table:style-name="ce7" office:value-type="string" calcext:value-type="string">
            <text:p>Instal·lació i manteniment de xarxes per a transmissió de dades</text:p>
          </table:table-cell>
          <table:table-cell table:style-name="ce7" office:value-type="string" calcext:value-type="string">
            <text:p>IMX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030</text:p>
          </table:table-cell>
          <table:table-cell table:style-name="ce7" office:value-type="string" calcext:value-type="string">
            <text:p>Operacions auxiliars per a la configuració i l’explotació</text:p>
          </table:table-cell>
          <table:table-cell table:style-name="ce7" office:value-type="string" calcext:value-type="string">
            <text:p>OAC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159</text:p>
          </table:table-cell>
          <table:table-cell table:style-name="ce7" office:value-type="string" calcext:value-type="string">
            <text:p>Itinerari personal per a l’ocupabilitat</text:p>
          </table:table-cell>
          <table:table-cell table:style-name="ce7" office:value-type="string" calcext:value-type="string">
            <text:p>IPO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162</text:p>
          </table:table-cell>
          <table:table-cell table:style-name="ce7" office:value-type="string" calcext:value-type="string">
            <text:p>Comunicació i Ciències Socials II</text:p>
          </table:table-cell>
          <table:table-cell table:style-name="ce7" office:value-type="string" calcext:value-type="string">
            <text:p>CS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164</text:p>
          </table:table-cell>
          <table:table-cell table:style-name="ce7" office:value-type="string" calcext:value-type="string">
            <text:p>Ciències aplicades II</text:p>
          </table:table-cell>
          <table:table-cell table:style-name="ce7" office:value-type="string" calcext:value-type="string">
            <text:p>CA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TU02CF</text:p>
          </table:table-cell>
          <table:table-cell table:style-name="ce7" office:value-type="string" calcext:value-type="string">
            <text:p>Tutoria Segon</text:p>
          </table:table-cell>
          <table:table-cell table:style-name="ce7" office:value-type="string" calcext:value-type="string">
            <text:p>TUT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3160972</text:p>
          </table:table-cell>
          <table:table-cell table:style-name="ce7" office:value-type="string" calcext:value-type="string">
            <text:p>Projecte intermodular d’aprenentatge col·laboratiu</text:p>
          </table:table-cell>
          <table:table-cell table:style-name="ce7" office:value-type="string" calcext:value-type="string">
            <text:p>SOST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7"/>
          <table:table-cell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25T11:02:47.805364154</dc:date>
    <meta:editing-duration>P1DT17H20M1S</meta:editing-duration>
    <meta:editing-cycles>55</meta:editing-cycles>
    <meta:generator>LibreOffice/7.3.7.2$Linux_X86_64 LibreOffice_project/30$Build-2</meta:generator>
    <meta:document-statistic meta:table-count="4" meta:cell-count="258" meta:object-count="0"/>
  </office:meta>
</office:document-meta>
</file>